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279.7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304.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Если выбрано значение 'Вручную', то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7">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number-columns-repeated="3"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number-columns-repeated="3"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 mots dans le journal</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EPUB-stijl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number-columns-repeated="2"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Omschrijving</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Прогресс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 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i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number-columns-repeated="3"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 n[1/0] aumentar arriba/abajo\n [5/6] desplazar izquierda/derecha\n[CENTER] aplicar\n[MENU] deshacer</text:p>
          </table:table-cell>
          <table:table-cell table:number-columns-repeated="3"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number-columns-repeated="3"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number-columns-repeated="3"/>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number-columns-repeated="3"/>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number-columns-repeated="3"/>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number-columns-repeated="3"/>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number-columns-repeated="3"/>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 lagen in inhoudsopgave</text:p>
          </table:table-cell>
          <table:table-cell table:number-columns-repeated="3"/>
          <table:table-cell table:style-name="ce34" office:value-type="string">
            <text:p>Показать исх.элементы в заглав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9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